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paragraph-rsid="00085487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09f8d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0b641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0ef5c4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0f49e0" style:language-asian="zxx" style:country-asian="none" style:language-complex="zxx" style:country-complex="none"/>
    </style:style>
    <style:style style:name="T1" style:family="text">
      <style:text-properties officeooo:rsid="00085487"/>
    </style:style>
    <style:style style:name="T2" style:family="text">
      <style:text-properties officeooo:rsid="0009f8df"/>
    </style:style>
    <style:style style:name="T3" style:family="text">
      <style:text-properties officeooo:rsid="000b6417"/>
    </style:style>
    <style:style style:name="T4" style:family="text">
      <style:text-properties officeooo:rsid="000ef5c4"/>
    </style:style>
    <style:style style:name="T5" style:family="text">
      <style:text-properties officeooo:rsid="000f49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odurch unterscheiden sich die ,,von- Neumann-Architektur” von der ,,Harvard-Architektur” ? </text:span></text:p>
      <text:p text:style-name="P1"><text:span text:style-name="T1">Nennen Sie zusätzlich jeweils eine Anwendung.</text:span></text:p>
      <text:p text:style-name="P1"><text:span text:style-name="T1"/></text:p>
      <text:p text:style-name="P1"><text:span text:style-name="T1"/></text:p>
      <text:p text:style-name="P1"><text:span text:style-name="T1">John Neumann (EVA-Prinzip):</text:span></text:p>
      <text:p text:style-name="P1"><text:span text:style-name="T1"/></text:p>
      <text:p text:style-name="P1"><text:span text:style-name="T1">Steuerwerk + Rechenwerk</text:span></text:p>
      <text:p text:style-name="P1"><text:span text:style-name="T1"/></text:p>
      <text:p text:style-name="P1"><text:span text:style-name="T1">- Befehl wird ins Steuerwerk (Instruction Register) geladen.</text:span></text:p>
      <text:p text:style-name="P1"><text:span text:style-name="T1">- Befehl wird decodiert/interpretiert</text:span></text:p>
      <text:p text:style-name="P1"><text:span text:style-name="T1">- Operaten werden in das Rechenwerk geladen (ALU)</text:span></text:p>
      <text:p text:style-name="P1"><text:span text:style-name="T1">- Befehl wird ausgeführt (Rechenwerk rechnet)</text:span></text:p>
      <text:p text:style-name="P2"><text:span text:style-name="T2">- Befehlszähler wird erhöht</text:span></text:p>
      <text:p text:style-name="P1"><text:span text:style-name="T1"/></text:p>
      <text:p text:style-name="P3"><text:span text:style-name="T3">Sprungbefehle und Verzweigungen sind möglich</text:span></text:p>
      <text:p text:style-name="P3"><text:span text:style-name="T3">von- Neumannscher Falschenhals</text:span></text:p>
      <text:p text:style-name="P1"><text:span text:style-name="T1"/></text:p>
      <text:p text:style-name="P4"><text:span text:style-name="T4">Anwendung: Mikrocomputer, PC</text:span></text:p>
      <text:p text:style-name="P1"><text:span text:style-name="T1"/></text:p>
      <text:p text:style-name="P1"><text:span text:style-name="T1">Befehl besteht aus Operationscode und womit es gemacht wird.</text:span></text:p>
      <text:p text:style-name="P1"><text:span text:style-name="T1"/></text:p>
      <text:p text:style-name="P1"><text:span text:style-name="T1"/></text:p>
      <text:p text:style-name="P1"><text:span text:style-name="T1">Harvard:</text:span></text:p>
      <text:p text:style-name="P1"><text:span text:style-name="T1"/></text:p>
      <text:p text:style-name="P3"><text:span text:style-name="T3">- Getrennte Speicher für Daten und Befehle</text:span></text:p>
      <text:p text:style-name="P3"><text:span text:style-name="T3">- Getrennter Bus im Prozessor (Bus für Befehlszugriff)</text:span></text:p>
      <text:p text:style-name="P3"><text:span text:style-name="T3">- Während das Abspeicherns der Ergebnisse kann ein neuer Befehl geholt werden.</text:span></text:p>
      <text:p text:style-name="P3"><text:span text:style-name="T3">- Großer Aufwand für die Realisierung dieser Architektur.</text:span></text:p>
      <text:p text:style-name="P1"><text:span text:style-name="T1"/></text:p>
      <text:p text:style-name="P1"><text:span text:style-name="T1"/></text:p>
      <text:p text:style-name="P4"><text:span text:style-name="T4">Anwendung: Grafik- Chips</text:span></text:p>
      <text:p text:style-name="P4"><text:span text:style-name="T4"/></text:p>
      <text:p text:style-name="P4"><text:span text:style-name="T4"/></text:p>
      <text:p text:style-name="P5"><text:span text:style-name="T5">Welche typischen Strukturmerkmale besitzen alle Betriebssysteme</text:span></text:p>
      <text:p text:style-name="P5"><text:span text:style-name="T5"/></text:p>
      <text:p text:style-name="P5"><text:span text:style-name="T5">Speicherverwaltung</text:span></text:p>
      <text:p text:style-name="P5"><text:span text:style-name="T5">Dateiverwaltung</text:span></text:p>
      <text:p text:style-name="P5"><text:span text:style-name="T5">Prozessverwaltung</text:span></text:p>
      <text:p text:style-name="P5"><text:span text:style-name="T5">Ein- und Ausgabesteuerung</text:span></text:p>
      <text:p text:style-name="P5"><text:span text:style-name="T5">Betriebsmittelverwaltung</text:span></text:p>
      <text:p text:style-name="P5"><text:span text:style-name="T5"/></text:p>
      <text:p text:style-name="P5"><text:span text:style-name="T5"/></text:p>
      <text:p text:style-name="P5"><text:span text:style-name="T5">__________________________________________________________________________</text:span></text:p>
      <text:p text:style-name="P5"><text:span text:style-name="T5"/></text:p>
      <text:p text:style-name="P5"><text:span text:style-name="T5"/></text:p>
      <text:p text:style-name="P5"><text:span text:style-name="T5">Anwendungsprogramme</text:span></text:p>
      <text:p text:style-name="P5"><text:span text:style-name="T5">Benutzeroberfläche</text:span></text:p>
      <text:p text:style-name="P5"><text:span text:style-name="T5">Betriebssystemkern/Kernel</text:span></text:p>
      <text:p text:style-name="P5"><text:soft-page-break/><text:span text:style-name="T5">Hardware/Instruction Layer 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3-20T11:03:02</meta:creation-date>
    <dc:date>2013-03-20T11:35:25</dc:date>
    <dc:creator>root </dc:creator>
    <meta:editing-duration>PT17M10S</meta:editing-duration>
    <meta:editing-cycles>7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30" meta:word-count="130" meta:character-count="1155" meta:non-whitespace-character-count="1053"/>
  </office:meta>
</office:document-meta>
</file>